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1pt solid #000000" fo:border-bottom="1pt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1pt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officeooo:rsid="0015ae33" officeooo:paragraph-rsid="0015ae33"/>
    </style:style>
    <style:style style:name="P5" style:family="paragraph" style:parent-style-name="Standard">
      <style:text-properties fo:language="en" fo:country="US" officeooo:paragraph-rsid="001bf0b0"/>
    </style:style>
    <style:style style:name="P6" style:family="paragraph" style:parent-style-name="Standard">
      <style:text-properties fo:language="en" fo:country="US" officeooo:rsid="001d3e8a" officeooo:paragraph-rsid="001d3e8a"/>
    </style:style>
    <style:style style:name="P7" style:family="paragraph" style:parent-style-name="Standard">
      <style:text-properties fo:language="en" fo:country="US" officeooo:paragraph-rsid="001f360b"/>
    </style:style>
    <style:style style:name="P8" style:family="paragraph" style:parent-style-name="Standard">
      <style:paragraph-properties fo:text-align="center" style:justify-single-word="false"/>
    </style:style>
    <style:style style:name="P9" style:family="paragraph" style:parent-style-name="Standard">
      <style:text-properties officeooo:rsid="001779f5" officeooo:paragraph-rsid="001779f5"/>
    </style:style>
    <style:style style:name="P10" style:family="paragraph" style:parent-style-name="Default_5f_ntt">
      <style:text-properties fo:language="en" fo:country="US"/>
    </style:style>
    <style:style style:name="P11" style:family="paragraph" style:parent-style-name="Default_5f_ntt">
      <style:text-properties fo:language="en" fo:country="US" officeooo:paragraph-rsid="001bf0b0"/>
    </style:style>
    <style:style style:name="P12" style:family="paragraph" style:parent-style-name="cmd_5f_root">
      <style:text-properties officeooo:paragraph-rsid="001bf0b0"/>
    </style:style>
    <style:style style:name="P13" style:family="paragraph" style:parent-style-name="scpi2">
      <style:paragraph-properties fo:margin-left="0mm" fo:margin-right="0mm" fo:text-indent="0mm" style:auto-text-indent="false"/>
      <style:text-properties fo:language="en" fo:country="US" officeooo:rsid="001b01b8" officeooo:paragraph-rsid="001b01b8"/>
    </style:style>
    <style:style style:name="P14" style:family="paragraph" style:parent-style-name="scpi2">
      <style:paragraph-properties fo:margin-left="0mm" fo:margin-right="0mm" fo:text-indent="0mm" style:auto-text-indent="false"/>
      <style:text-properties fo:language="en" fo:country="US" officeooo:rsid="001f360b" officeooo:paragraph-rsid="001f360b"/>
    </style:style>
    <style:style style:name="P15" style:family="paragraph" style:parent-style-name="cmd_5f_code">
      <style:text-properties officeooo:paragraph-rsid="001bf0b0"/>
    </style:style>
    <style:style style:name="P16" style:family="paragraph" style:parent-style-name="cmd_5f_code_20_Start">
      <style:text-properties style:font-name="Courier New" fo:font-size="10.5pt" officeooo:rsid="001d3e8a" officeooo:paragraph-rsid="001d3e8a"/>
    </style:style>
    <style:style style:name="P17" style:family="paragraph" style:parent-style-name="cmd_5f_code_20_Start">
      <style:text-properties officeooo:paragraph-rsid="002369b0"/>
    </style:style>
    <style:style style:name="P18" style:family="paragraph" style:parent-style-name="Standard">
      <style:text-properties fo:language="en" fo:country="US"/>
    </style:style>
    <style:style style:name="P19" style:family="paragraph" style:parent-style-name="Heading_20_2" style:master-page-name="First_20_Page">
      <style:paragraph-properties style:page-number="auto"/>
    </style:style>
    <style:style style:name="P20" style:family="paragraph" style:parent-style-name="Heading_20_3">
      <style:text-properties officeooo:paragraph-rsid="001bf0b0"/>
    </style:style>
    <style:style style:name="P2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15ae33"/>
    </style:style>
    <style:style style:name="T2" style:family="text">
      <style:text-properties officeooo:rsid="0015ae33"/>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ize="10.5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officeooo:rsid="00144a95"/>
    </style:style>
    <style:style style:name="T9" style:family="text">
      <style:text-properties officeooo:rsid="0015c45d"/>
    </style:style>
    <style:style style:name="T10" style:family="text">
      <style:text-properties officeooo:rsid="001bf0b0"/>
    </style:style>
    <style:style style:name="T11" style:family="text">
      <style:text-properties officeooo:rsid="001d3e8a"/>
    </style:style>
    <style:style style:name="T12" style:family="text">
      <style:text-properties officeooo:rsid="001d3e8a" fo:background-color="#ffff00" loext:char-shading-value="0"/>
    </style:style>
    <style:style style:name="T13" style:family="text">
      <style:text-properties officeooo:rsid="00229fb6"/>
    </style:style>
    <style:style style:name="T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50307952" text:id="ct50307952">
          <text:insertion>
            <office:change-info>
              <dc:creator>Denis Kotlar</dc:creator>
              <dc:date>2016-05-19T17:00:00</dc:date>
            </office:change-info>
          </text:insertion>
        </text:changed-region>
        <text:changed-region xml:id="ct50460320" text:id="ct50460320">
          <text:insertion>
            <office:change-info>
              <dc:creator>Denis Kotlar</dc:creator>
              <dc:date>2016-05-19T17:03:00</dc:date>
            </office:change-info>
          </text:insertion>
        </text:changed-region>
        <text:changed-region xml:id="ct50279440" text:id="ct50279440">
          <text:insertion>
            <office:change-info>
              <dc:creator>Denis Kotlar</dc:creator>
              <dc:date>2016-05-19T17:01:00</dc:date>
            </office:change-info>
          </text:insertion>
        </text:changed-region>
        <text:changed-region xml:id="ct50280256" text:id="ct50280256">
          <text:insertion>
            <office:change-info>
              <dc:creator>Denis Kotlar</dc:creator>
              <dc:date>2016-05-19T17:03:00</dc:date>
            </office:change-info>
          </text:insertion>
        </text:changed-region>
        <text:changed-region xml:id="ct50971344" text:id="ct50971344">
          <text:insertion>
            <office:change-info>
              <dc:creator>Denis Kotlar</dc:creator>
              <dc:date>2016-05-19T17:03:00</dc:date>
            </office:change-info>
          </text:insertion>
        </text:changed-region>
        <text:changed-region xml:id="ct50426240" text:id="ct50426240">
          <text:insertion>
            <office:change-info>
              <dc:creator>Denis Kotlar</dc:creator>
              <dc:date>2016-05-19T17:06:00</dc:date>
            </office:change-info>
          </text:insertion>
        </text:changed-region>
        <text:changed-region xml:id="ct50699696" text:id="ct50699696">
          <text:insertion>
            <office:change-info>
              <dc:creator>Denis Kotlar</dc:creator>
              <dc:date>2016-05-19T17:05:00</dc:date>
            </office:change-info>
          </text:insertion>
        </text:changed-region>
        <text:changed-region xml:id="ct50906512" text:id="ct50906512">
          <text:insertion>
            <office:change-info>
              <dc:creator>Denis Kotlar</dc:creator>
              <dc:date>2016-05-19T17:06:00</dc:date>
            </office:change-info>
          </text:insertion>
        </text:changed-region>
        <text:changed-region xml:id="ct50942160" text:id="ct50942160">
          <text:insertion>
            <office:change-info>
              <dc:creator>Denis Kotlar</dc:creator>
              <dc:date>2016-05-19T17:07:00</dc:date>
            </office:change-info>
          </text:insertion>
        </text:changed-region>
        <text:changed-region xml:id="ct50303824" text:id="ct50303824">
          <text:insertion>
            <office:change-info>
              <dc:creator>Denis Kotlar</dc:creator>
              <dc:date>2016-05-19T17:08:00</dc:date>
            </office:change-info>
          </text:insertion>
        </text:changed-region>
        <text:changed-region xml:id="ct50214176" text:id="ct50214176">
          <text:insertion>
            <office:change-info>
              <dc:creator>Denis Kotlar</dc:creator>
              <dc:date>2016-05-19T17:07:00</dc:date>
            </office:change-info>
          </text:insertion>
        </text:changed-region>
        <text:changed-region xml:id="ct49832432" text:id="ct49832432">
          <text:insertion>
            <office:change-info>
              <dc:creator>Denis Kotlar</dc:creator>
              <dc:date>2016-05-19T17:07:00</dc:date>
            </office:change-info>
          </text:insertion>
        </text:changed-region>
        <text:changed-region xml:id="ct50911072" text:id="ct50911072">
          <text:insertion>
            <office:change-info>
              <dc:creator>Denis Kotlar</dc:creator>
              <dc:date>2016-05-19T17:09:00</dc:date>
            </office:change-info>
          </text:insertion>
        </text:changed-region>
        <text:changed-region xml:id="ct50941680" text:id="ct50941680">
          <text:insertion>
            <office:change-info>
              <dc:creator>Denis Kotlar</dc:creator>
              <dc:date>2016-05-19T17:07:00</dc:date>
            </office:change-info>
          </text:insertion>
        </text:changed-region>
        <text:changed-region xml:id="ct50416688" text:id="ct50416688">
          <text:insertion>
            <office:change-info>
              <dc:creator>Denis Kotlar</dc:creator>
              <dc:date>2016-05-19T17:10:00</dc:date>
            </office:change-info>
          </text:insertion>
        </text:changed-region>
        <text:changed-region xml:id="ct50427376" text:id="ct50427376">
          <text:insertion>
            <office:change-info>
              <dc:creator>Denis Kotlar</dc:creator>
              <dc:date>2016-05-19T17:11:00</dc:date>
            </office:change-info>
          </text:insertion>
        </text:changed-region>
        <text:changed-region xml:id="ct50951712" text:id="ct50951712">
          <text:insertion>
            <office:change-info>
              <dc:creator>Denis Kotlar</dc:creator>
              <dc:date>2016-05-19T17:07:00</dc:date>
            </office:change-info>
          </text:insertion>
        </text:changed-region>
        <text:changed-region xml:id="ct50427120" text:id="ct50427120">
          <text:insertion>
            <office:change-info>
              <dc:creator>Denis Kotlar</dc:creator>
              <dc:date>2016-05-19T17:07:00</dc:date>
            </office:change-info>
          </text:insertion>
        </text:changed-region>
        <text:changed-region xml:id="ct50952208" text:id="ct50952208">
          <text:insertion>
            <office:change-info>
              <dc:creator>Denis Kotlar</dc:creator>
              <dc:date>2016-05-19T17:09:00</dc:date>
            </office:change-info>
          </text:insertion>
        </text:changed-region>
        <text:changed-region xml:id="ct49833008" text:id="ct49833008">
          <text:insertion>
            <office:change-info>
              <dc:creator>Denis Kotlar</dc:creator>
              <dc:date>2016-05-19T17:12:00</dc:date>
            </office:change-info>
          </text:insertion>
        </text:changed-region>
        <text:changed-region xml:id="ct51015376" text:id="ct51015376">
          <text:insertion>
            <office:change-info>
              <dc:creator>Denis Kotlar</dc:creator>
              <dc:date>2016-05-19T17:10:00</dc:date>
            </office:change-info>
          </text:insertion>
        </text:changed-region>
        <text:changed-region xml:id="ct51015904" text:id="ct51015904">
          <text:insertion>
            <office:change-info>
              <dc:creator>Denis Kotlar</dc:creator>
              <dc:date>2016-05-19T17:07:00</dc:date>
            </office:change-info>
          </text:insertion>
        </text:changed-region>
        <text:changed-region xml:id="ct50980256" text:id="ct50980256">
          <text:insertion>
            <office:change-info>
              <dc:creator>Denis Kotlar</dc:creator>
              <dc:date>2016-05-19T17:07:00</dc:date>
            </office:change-info>
          </text:insertion>
        </text:changed-region>
        <text:changed-region xml:id="ct50347776" text:id="ct50347776">
          <text:insertion>
            <office:change-info>
              <dc:creator>Denis Kotlar</dc:creator>
              <dc:date>2016-05-19T17:08:00</dc:date>
            </office:change-info>
          </text:insertion>
        </text:changed-region>
        <text:changed-region xml:id="ct50345024" text:id="ct50345024">
          <text:insertion>
            <office:change-info>
              <dc:creator>Denis Kotlar</dc:creator>
              <dc:date>2016-05-19T17:07:00</dc:date>
            </office:change-info>
          </text:insertion>
        </text:changed-region>
        <text:changed-region xml:id="ct49886384" text:id="ct49886384">
          <text:insertion>
            <office:change-info>
              <dc:creator>Denis Kotlar</dc:creator>
              <dc:date>2016-05-19T17:12:00</dc:date>
            </office:change-info>
          </text:insertion>
        </text:changed-region>
        <text:changed-region xml:id="ct51082816" text:id="ct51082816">
          <text:deletion>
            <office:change-info>
              <dc:creator>Denis Kotlar</dc:creator>
              <dc:date>2016-05-19T17:02:00</dc:date>
            </office:change-info>
            <text:p text:style-name="P1">currently </text:p>
          </text:deletion>
        </text:changed-region>
        <text:changed-region xml:id="ct51084576" text:id="ct51084576">
          <text:insertion>
            <office:change-info>
              <dc:creator>Denis Kotlar</dc:creator>
              <dc:date>2016-05-19T17:02:00</dc:date>
            </office:change-info>
          </text:insertion>
        </text:changed-region>
        <text:changed-region xml:id="ct51013872" text:id="ct51013872">
          <text:insertion>
            <office:change-info>
              <dc:creator>Denis Kotlar</dc:creator>
              <dc:date>2016-05-19T17:02:00</dc:date>
            </office:change-info>
          </text:insertion>
        </text:changed-region>
        <text:changed-region xml:id="ct51012704" text:id="ct51012704">
          <text:deletion>
            <office:change-info>
              <dc:creator>Denis Kotlar</dc:creator>
              <dc:date>2016-05-19T17:02:00</dc:date>
            </office:change-info>
            <text:p text:style-name="P1"><text:span text:style-name="T1">s</text:span></text:p>
          </text:deletion>
        </text:changed-region>
        <text:changed-region xml:id="ct51101840" text:id="ct51101840">
          <text:insertion>
            <office:change-info>
              <dc:creator>Denis Kotlar</dc:creator>
              <dc:date>2016-05-20T09:28:00</dc:date>
            </office:change-info>
          </text:insertion>
        </text:changed-region>
        <text:changed-region xml:id="ct51143568" text:id="ct51143568">
          <text:insertion>
            <office:change-info>
              <dc:creator>Denis Kotlar</dc:creator>
              <dc:date>2016-05-20T09:27:00</dc:date>
            </office:change-info>
          </text:insertion>
        </text:changed-region>
        <text:changed-region xml:id="ct51115024" text:id="ct51115024">
          <text:insertion>
            <office:change-info>
              <dc:creator>Denis Kotlar</dc:creator>
              <dc:date>2016-05-20T09:26:00</dc:date>
            </office:change-info>
          </text:insertion>
        </text:changed-region>
        <text:changed-region xml:id="ct51135728" text:id="ct51135728">
          <text:insertion>
            <office:change-info>
              <dc:creator>Denis Kotlar</dc:creator>
              <dc:date>2016-05-20T09: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73267711416664912" text:style-name="Outline">
        <text:list-item>
          <text:list>
            <text:list-item>
              <text:h text:style-name="P19" text:outline-level="2">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change-start text:change-id="ct50307952"/><text:a xlink:type="simple" xlink:href="#diag_fan" text:style-name="Internet_20_link" text:visited-style-name="Visited_20_Internet_20_Link">:</text:a><text:a xlink:type="simple" xlink:href="#diag_fan" text:style-name="Internet_20_link" text:visited-style-name="Visited_20_Internet_20_Link"><text:span text:style-name="T8">FAN?</text:span></text:a><text:change-end text:change-id="ct50307952"/></text:p>
          </table:table-cell>
          <table:table-cell table:style-name="Table129.A2" office:value-type="string">
            <text:p text:style-name="P9"><text:change-start text:change-id="ct50460320"/>Returns status of <text:span text:style-name="T5">the cooling fan.</text:span><text:change-end text:change-id="ct50460320"/></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4"><text:change-start text:change-id="ct50279440"/>Returns the information about <text:span text:style-name="T9">all output </text:span>protection<text:change-end text:change-id="ct50279440"/><text:change-start text:change-id="ct50280256"/><text:span text:style-name="T9">s.</text:span><text:change-end text:change-id="ct50280256"/></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01318119202433"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3">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channel&gt;</text:p>
          </table:table-cell>
          <table:table-cell table:style-name="Table1.A1" office:value-type="string">
            <text:p text:style-name="P8">Discrete</text:p>
          </table:table-cell>
          <table:table-cell table:style-name="Table1.A1" office:value-type="string">
            <text:p text:style-name="P8">CH1|CH2</text:p>
          </table:table-cell>
          <table:table-cell table:style-name="Table1.A1" office:value-type="string">
            <text:p text:style-name="P8">n/a</text:p>
          </table:table-cell>
        </table:table-row>
        <table:table-row>
          <table:table-cell table:style-name="Table1.A1" office:value-type="string">
            <text:p text:style-name="P10"><text:span text:style-name="T6">Usage</text:span><text:span text:style-name="T7"> </text:span><text:span text:style-name="T6">example</text:span></text:p>
          </table:table-cell>
          <table:table-cell table:style-name="Table1.A1" table:number-columns-spanned="4" office:value-type="string">
            <text:p text:style-name="cmd_5f_code">DIAG:ADC? CH2</text:p>
            <text:p text:style-name="cmd_5f_code_20_Start"><text:span text:style-name="T4">"</text:span>U_SET=10.1202<text:span text:style-name="T4">"</text:span>, <text:span text:style-name="T4">"</text:span>U_MON=10.12<text:span text:style-name="T4">"</text:span>, <text:span text:style-name="T4">"</text:span>I_SET=3.00<text:span text:style-name="T4">"</text:span>, <text:span text:style-name="T4">"</text:span>I_MON=1.23<text:span text:style-name="T4">"</text:span><text:change-start text:change-id="ct50971344"/><text:span text:style-name="T4"><office:annotation><dc:creator>Denis Kotlar</dc:creator><dc:date>2016-05-19T17:03:54</dc:date><loext:sender-initials>DK</loext:sender-initials><text:p text:style-name="P21"><text:span text:style-name="T14">Dodati ADC_TEMP</text:span></text:p></office:annotation></text:span><text:change-end text:change-id="ct50971344"/></text:p>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13"><text:change-start text:change-id="ct50426240"/>MEASure[:SCALar]:CURRent[:DC]</text:p>
            <text:p text:style-name="P13">MEASure[:SCALar][:VOLTage][:DC]</text:p>
            <text:p text:style-name="P13"><text:change-end text:change-id="ct50426240"/><text:change-start text:change-id="ct50699696"/>[SOURce[&lt;n&gt;]]:CURRent[:LEVel][:IMMediate][:AMPLitude]<text:change-end text:change-id="ct50699696"/><text:change-start text:change-id="ct50906512"/></text:p>
            <text:p text:style-name="P13">[SOURce[&lt;n&gt;]]:VOLTage[:LEVel][:IMMediate][:AMPLitude] <text:change-end text:change-id="ct50906512"/></text:p>
          </table:table-cell>
          <table:covered-table-cell/>
          <table:covered-table-cell/>
          <table:covered-table-cell/>
        </table:table-row>
      </table:table>
      <text:list xml:id="list101316783510411" text:continue-numbering="true" text:style-name="Outline">
        <text:list-item>
          <text:list>
            <text:list-item>
              <text:list>
                <text:list-item>
                  <text:h text:style-name="P20" text:outline-level="3"><text:bookmark text:name="diag_fan"/><text:change-start text:change-id="ct50942160"/>DIAGnostic[:INFOrmation]:<text:change-end text:change-id="ct50942160"/><text:change-start text:change-id="ct50303824"/><text:span text:style-name="T10">FAN?</text:span><text:change-end text:change-id="ct50303824"/></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5"><text:change-start text:change-id="ct50214176"/>Syntax<text:change-end text:change-id="ct50214176"/></text:p>
          </table:table-cell>
          <table:table-cell table:style-name="Table2.A1" office:value-type="string">
            <text:p text:style-name="P12"><text:change-start text:change-id="ct49832432"/>DIAGnostic[:INFOrmation]:<text:span text:style-name="T11">FAN</text:span><text:change-end text:change-id="ct49832432"/><text:change-start text:change-id="ct50911072"/><text:span text:style-name="T11">?</text:span><text:change-end text:change-id="ct50911072"/></text:p>
          </table:table-cell>
        </table:table-row>
        <table:table-row>
          <table:table-cell table:style-name="Table2.A1" office:value-type="string">
            <text:p text:style-name="P5"><text:change-start text:change-id="ct50941680"/>Description<text:change-end text:change-id="ct50941680"/></text:p>
          </table:table-cell>
          <table:table-cell table:style-name="Table2.A1" office:value-type="string">
            <text:p text:style-name="P6"><text:change-start text:change-id="ct50416688"/>Use this query to obtain inform<text:change-end text:change-id="ct50416688"/><text:change-start text:change-id="ct50427376"/>ation about cooling fan state.<text:change-end text:change-id="ct50427376"/></text:p>
          </table:table-cell>
        </table:table-row>
        <table:table-row>
          <table:table-cell table:style-name="Table2.A1" office:value-type="string">
            <text:p text:style-name="P5"><text:change-start text:change-id="ct50951712"/>Return<text:change-end text:change-id="ct50951712"/></text:p>
          </table:table-cell>
          <table:table-cell table:style-name="Table2.A1" office:value-type="string">
            <text:p text:style-name="P7"><text:change-start text:change-id="ct50427120"/>Return<text:change-end text:change-id="ct50427120"/><text:change-start text:change-id="ct50952208"/><text:span text:style-name="T11">s -1 if cooling fan is not installed</text:span><text:change-end text:change-id="ct50952208"/><text:change-start text:change-id="ct49833008"/><text:span text:style-name="T11"> (see SYSTem:CPU:[INFOrmation]?)</text:span><text:change-end text:change-id="ct49833008"/><text:change-start text:change-id="ct51015376"/><text:span text:style-name="T11">, 0 if fan is stalled (fault condition) or measured fan speed in </text:span><office:annotation office:name="__Annotation__11086_1629720804"><dc:creator>Denis Kotlar</dc:creator><dc:date>2016-05-19T17:14:13</dc:date><loext:sender-initials>DK</loext:sender-initials><text:p text:style-name="P21"><text:span text:style-name="T14">Fan vraća frekvenciju koju treba pretvoriti u rpm. Vidi dokument SUNON R-type, F-type description.pdf (mi koristimo F-type). Za prošireni pinout shieldova koji podržavaju fan vidi bitbucket #111.</text:span></text:p></office:annotation><text:span text:style-name="T12">rpm</text:span><office:annotation-end office:name="__Annotation__11086_1629720804"/><text:span text:style-name="T11">.</text:span><text:change-end text:change-id="ct51015376"/></text:p>
          </table:table-cell>
        </table:table-row>
        <table:table-row>
          <table:table-cell table:style-name="Table2.A1" office:value-type="string">
            <text:p text:style-name="P11"><text:change-start text:change-id="ct51015904"/><text:span text:style-name="T6">Usage</text:span><text:span text:style-name="T7"> </text:span><text:span text:style-name="T6">example</text:span><text:change-end text:change-id="ct51015904"/></text:p>
          </table:table-cell>
          <table:table-cell table:style-name="Table2.A1" office:value-type="string">
            <text:p text:style-name="P15"><text:change-start text:change-id="ct50980256"/>DIAG:<text:span text:style-name="T10">FAN</text:span>?</text:p>
            <text:p text:style-name="P16"><text:change-end text:change-id="ct50980256"/><text:change-start text:change-id="ct50347776"/>1205.00<text:change-end text:change-id="ct50347776"/></text:p>
          </table:table-cell>
        </table:table-row>
        <table:table-row>
          <table:table-cell table:style-name="Table2.A1" office:value-type="string">
            <text:p text:style-name="P11"><text:change-start text:change-id="ct50345024"/>Related Commands<text:change-end text:change-id="ct50345024"/></text:p>
          </table:table-cell>
          <table:table-cell table:style-name="Table2.A1" office:value-type="string">
            <text:p text:style-name="P14"><text:change-start text:change-id="ct49886384"/>SYSTem:CPU:[INFOrmation]<text:change-end text:change-id="ct49886384"/></text:p>
          </table:table-cell>
        </table:table-row>
      </table:table>
      <text:list xml:id="list101318528160576" text:continue-numbering="true" text:style-name="Outline">
        <text:list-item>
          <text:list>
            <text:list-item>
              <text:list>
                <text:list-item>
                  <text:h text:style-name="P20"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3">quoted</text:span> strings.</text:p>
          </table:table-cell>
          <table:covered-table-cell/>
          <table:covered-table-cell/>
          <table:covered-table-cell/>
        </table:table-row>
        <text:soft-page-break/>
        <table:table-row>
          <table:table-cell table:style-name="Table152.A1" table:number-rows-spanned="2" office:value-type="string">
            <text:p text:style-name="P1">Parameters</text:p>
          </table:table-cell>
          <table:table-cell table:style-name="Table152.B4" office:value-type="string">
            <text:p text:style-name="P3">Name</text:p>
          </table:table-cell>
          <table:table-cell table:style-name="Table152.B4" office:value-type="string">
            <text:p text:style-name="P3">Type</text:p>
          </table:table-cell>
          <table:table-cell table:style-name="Table152.B4" office:value-type="string">
            <text:p text:style-name="P3">Range</text:p>
          </table:table-cell>
          <table:table-cell table:style-name="Table152.B4" office:value-type="string">
            <text:p text:style-name="P3">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8">Discrete</text:p>
          </table:table-cell>
          <table:table-cell table:style-name="Table152.A1" office:value-type="string">
            <text:p text:style-name="P8">CH1|CH2</text:p>
          </table:table-cell>
          <table:table-cell table:style-name="Table152.A1" office:value-type="string">
            <text:p text:style-name="P8">n/a</text:p>
          </table:table-cell>
        </table:table-row>
        <table:table-row>
          <table:table-cell table:style-name="Table152.A1" office:value-type="string">
            <text:p text:style-name="P10"><text:span text:style-name="T6">Usage</text:span><text:span text:style-name="T7"> </text:span><text:span text:style-name="T6">example</text:span></text:p>
          </table:table-cell>
          <table:table-cell table:style-name="Table152.A1" table:number-columns-spanned="4" office:value-type="string">
            <text:p text:style-name="Standard">Calibration parameters for an 0-40V/0-5A PSU model when the channel 1 is not in the calibration mode:</text:p>
            <text:p text:style-name="cmd_5f_code_20_Start">DIAG:INFO:CAL? CH1</text:p>
            <text:p text:style-name="cmd_5f_code_5f_single"><text:span text:style-name="T4">"</text:span>remark=20151013 New calibration test<text:span text:style-name="T4">"</text:span>, <text:span text:style-name="T4">"</text:span>u_cal_params_exists=1<text:span text:style-name="T4">"</text:span>, <text:span text:style-name="T4">"</text:span>u_min_level=0.1V<text:span text:style-name="T4">"</text:span>, <text:span text:style-name="T4">"</text:span>u_min_data=0.032V<text:span text:style-name="T4">"</text:span>, <text:span text:style-name="T4">"</text:span>u_min_adc=0.06V<text:span text:style-name="T4">"</text:span>, <text:span text:style-name="T4">"</text:span>u_mid_level=19.05V<text:span text:style-name="T4">"</text:span>, <text:span text:style-name="T4">"</text:span>u_mid_data=18.99V<text:span text:style-name="T4">"</text:span>, <text:span text:style-name="T4">"</text:span>u_mid_adc=19.007V<text:span text:style-name="T4">"</text:span>, <text:span text:style-name="T4">"</text:span>u_max_level=38.0V<text:span text:style-name="T4">"</text:span>, <text:span text:style-name="T4">"</text:span>u_max_data=37.9V<text:span text:style-name="T4">"</text:span>, <text:span text:style-name="T4">"</text:span>u_max_adc=37.955V<text:span text:style-name="T4">"</text:span>, <text:span text:style-name="T4">"</text:span>i_cal_params_exists=1<text:span text:style-name="T4">"</text:span>, <text:span text:style-name="T4">"</text:span>i_min_level=0.01A<text:span text:style-name="T4">"</text:span>, <text:span text:style-name="T4">"</text:span>i_min_data=0.005A<text:span text:style-name="T4">"</text:span>, <text:span text:style-name="T4">"</text:span>i_min_adc=0.019A<text:span text:style-name="T4">"</text:span>, <text:span text:style-name="T4">"</text:span>i_mid_level=2.455A<text:span text:style-name="T4">"</text:span>, <text:span text:style-name="T4">"</text:span>i_mid_data=2.45A<text:span text:style-name="T4">"</text:span>; <text:span text:style-name="T4">"</text:span>i_mid_adc=2.464A<text:span text:style-name="T4">"</text:span>, <text:span text:style-name="T4">"</text:span>i_max_level=4.9A<text:span text:style-name="T4">"</text:span>, <text:span text:style-name="T4">"</text:span>i_max_data=4.82A<text:span text:style-name="T4">"</text:span>, <text:span text:style-name="T4">"</text:span>i_max_adc=4.842A<text:span text:style-name="T4">"</text:span></text:p>
            <text:p text:style-name="Standard">The query results when a channel is just entered the calibration mode:</text:p>
            <text:p text:style-name="cmd_5f_code_20_Start">DIAG:INFO:CAL?</text:p>
            <text:p text:style-name="cmd_5f_code_20_Start"><text:span text:style-name="T4">"</text:span>u_level=none<text:span text:style-name="T4">"</text:span>, <text:span text:style-name="T4">"</text:span>i_level=none<text:span text:style-name="T4">"</text:span></text:p>
            <text:p text:style-name="Standard">The query results when a channel is at the step MIDdle of the voltage calibration:</text:p>
            <text:p text:style-name="cmd_5f_code_20_Start">DIAG:INFO:CAL?</text:p>
            <text:p text:style-name="cmd_5f_code_20_Start"><text:span text:style-name="T4">"</text:span>u_min=0.11V<text:span text:style-name="T4">"</text:span>, <text:span text:style-name="T4">"</text:span>u_level=mid<text:span text:style-name="T4">"</text:span>, <text:span text:style-name="T4">"</text:span>u_level_value=24.05V<text:span text:style-name="T4">"</text:span>, <text:span text:style-name="T4">"</text:span>u_adc=24.14V<text:span text:style-name="T4">"</text:span>, <text:span text:style-name="T4">"</text:span>i_level=none<text:span text:style-name="T4">"</text:span></text:p>
          </table:table-cell>
          <table:covered-table-cell/>
          <table:covered-table-cell/>
          <table:covered-table-cell/>
        </table:table-row>
        <table:table-row>
          <table:table-cell table:style-name="Table152.A1" office:value-type="string">
            <text:p text:style-name="P10">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01318622659925"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text:change text:change-id="ct51082816"/>supported <text:change-start text:change-id="ct51084576"/><text:span text:style-name="T1">output </text:span><text:change-end text:change-id="ct51084576"/>protection<text:change-start text:change-id="ct51013872"/> <text:span text:style-name="T1">mechanisms</text:span><text:change-end text:change-id="ct51013872"/><text:change text:change-id="ct51012704"/>.</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3">quoted</text:span> strings.</text:p>
          </table:table-cell>
        </table:table-row>
        <table:table-row>
          <table:table-cell table:style-name="Table161.A1" office:value-type="string">
            <text:p text:style-name="P10"><text:span text:style-name="T6">Usage</text:span><text:span text:style-name="T7"> </text:span><text:span text:style-name="T6">example</text:span></text:p>
          </table:table-cell>
          <table:table-cell table:style-name="Table161.A1" office:value-type="string">
            <text:p text:style-name="cmd_5f_code_20_End">DIAG:PROT?</text:p>
            <text:p text:style-name="cmd_5f_code">"CH1 u_tripped=0","CH1 u_state=0","CH1 u_delay=0.10 s","CH1 i_tripped=0","CH1 i_state=0","CH1 i_delay=0.10 s","CH1 p_tripped=0","CH1 p_state=1","CH1 p_delay=5.00 s","CH1 p_level=50.00 W","CH2 u_tripped=0","CH2 u_state=0","CH2 u_delay=0.10 s","CH2 i_tripped=0","CH2 i_state=0","CH2 i_delay=0.10 s","CH2 p_tripped=0","CH2 p_state=0","CH2 p_delay=5.00 s","CH2 p_level=50.00 W","tmain_tripped=0","tmain_state=1","tmain_delay=10.00 s","tmain_level=60.00 oC"</text:p>
          </table:table-cell>
        </table:table-row>
        <table:table-row>
          <table:table-cell table:style-name="Table161.A1" office:value-type="string">
            <text:p text:style-name="P10">Related Commands</text:p>
          </table:table-cell>
          <table:table-cell table:style-name="Table161.A1" office:value-type="string">
            <text:p text:style-name="P1">[SOURce[&lt;n&gt;]<text:span text:style-name="T5">]:</text:span>CURRent:PROTection:DELay[:TIME]</text:p>
            <text:p text:style-name="P1">[SOURce[&lt;n&gt;]<text:span text:style-name="T5">]:</text:span>CURRent:PROTection:STATe</text:p>
            <text:p text:style-name="P1">[SOURce[&lt;n&gt;]<text:span text:style-name="T5">]:</text:span>CURRent:PROTection:TRIPped?</text:p>
            <text:p text:style-name="P1">[SOURce[&lt;n&gt;]<text:span text:style-name="T5">]:</text:span>POWer:PROTection</text:p>
            <text:p text:style-name="P1">[SOURce[&lt;n&gt;]<text:span text:style-name="T5">]:</text:span>POWer:PROTection:DELay[:TIME]</text:p>
            <text:p text:style-name="P1">[SOURce[&lt;n&gt;]<text:span text:style-name="T5">]:</text:span>POWer:PROTection:STATe</text:p>
            <text:p text:style-name="P1">[SOURce[&lt;n&gt;]<text:span text:style-name="T5">]:</text:span>POWer:PROTection:TRIPped?</text:p>
            <text:p text:style-name="P1">[SOURce[&lt;n&gt;]<text:span text:style-name="T5">]:</text:span>VOLTage:PROTection:DELay[:TIME]</text:p>
            <text:p text:style-name="P1">[SOURce[&lt;n&gt;]<text:span text:style-name="T5">]:</text:span>VOLTage:PROTection:STATe</text:p>
            <text:p text:style-name="P1">[SOURce[&lt;n&gt;]<text:span text:style-name="T5">]:</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101317589995938" text:continue-numbering="true" text:style-name="Outline">
        <text:list-item>
          <text:list>
            <text:list-item>
              <text:list>
                <text:list-item>
                  <text:h text:style-name="Heading_20_3" text:outline-level="3"><text:bookmark text:name="diag_test"/><text:soft-page-break/>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change-start text:change-id="ct51101840"/><office:annotation><dc:creator>Denis Kotlar</dc:creator><dc:date>2016-05-20T09:28:56</dc:date><loext:sender-initials>DK</loext:sender-initials><text:p text:style-name="P21"><text:span text:style-name="T14">Testiranje ventilatora zahtjeva njegovo uključivanje ako već nije uključen zato što je temperatura na nekome od senzora još uvijek dovoljno visoka da mora raditi. Po završetku testa treba ga isključiti ako je bio isključen prije testa.</text:span></text:p></office:annotation><text:change-end text:change-id="ct51101840"/></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6456630491487903146"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10"><text:span text:style-name="T6">Usage</text:span><text:span text:style-name="T7"> </text:span><text:span text:style-name="T6">example</text:span></text:p>
          </table:table-cell>
          <table:table-cell table:style-name="Table151.A1" office:value-type="string">
            <text:p text:style-name="Standard">Return self-test results where DAC on the channel 2 failed to pass the test and due to that ADC testing has been skipped:</text:p>
            <text:p text:style-name="cmd_5f_code_20_Start">DIAG:TEST?</text:p>
            <text:p text:style-name="P17">"1, EEPROM, installed, passed", "1, Ethernet, installed, passed" "2, RTC, not installed, skipped", "2, BP option, installed, skipped", <text:change-start text:change-id="ct51143568"/>"<text:span text:style-name="T13">1, FAN, installed, passed</text:span>", <text:change-end text:change-id="ct51143568"/>"1, CH1 IOEXP, installed, passed", "1, CH1 DAC, installed, passed", "1, CH1 ADC, installed, passed", "1, CH2 IOEXP, installed, passed", "0, CH2 DAC, installed, failed", "1, CH2 ADC, installed, skipped"<text:change-start text:change-id="ct51115024"/> <text:change-end text:change-id="ct51115024"/></text:p>
            <text:p text:style-name="cmd_5f_code"/>
            <text:p text:style-name="Standard">Return self-test results while PSU is in the Stand-by mode:</text:p>
            <text:p text:style-name="cmd_5f_code_20_Start">DIAG:TEST?</text:p>
            <text:p text:style-name="P17">"1, EEPROM, installed, passed", "1, Ethernet, installed, passed" "1, RTC, installed, passed", "2, BP option, installed, skipped"<text:change-start text:change-id="ct51135728"/>, "<text:span text:style-name="T13">1, FAN, installed, passed</text:span>"<text:change-end text:change-id="ct51135728"/></text:p>
          </table:table-cell>
        </table:table-row>
        <table:table-row>
          <table:table-cell table:style-name="Table151.A1" office:value-type="string">
            <text:p text:style-name="P10">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DIAGnostic</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5.2.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2. DIAGnostic</dc:title>
    <meta:document-statistic meta:table-count="6" meta:image-count="0" meta:object-count="0" meta:page-count="3" meta:paragraph-count="133" meta:word-count="651" meta:character-count="5794" meta:non-whitespace-character-count="5278"/>
    <meta:user-defined meta:name="WebPublish_HTML_Profile">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